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Vertic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Vertical question text</text:p>
          </table:table-cell>
          <table:table-cell table:style-name="ce1" office:value-type="string" calcext:value-type="string">
            <text:p>Category key</text:p>
          </table:table-cell>
          <table:table-cell table:style-name="ce1" office:value-type="string" calcext:value-type="string">
            <text:p>Category title</text:p>
          </table:table-cell>
          <table:table-cell table:style-name="ce1" office:value-type="string" calcext:value-type="string">
            <text:p>Category question text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Legal Practitioner</text:p>
          </table:table-cell>
          <table:table-cell table:style-name="ce3" office:value-type="string" calcext:value-type="string" table:number-columns-spanned="1" table:number-rows-spanned="8">
            <text:p>I am a practicing lawy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al Lawyering</text:p>
          </table:table-cell>
          <table:table-cell office:value-type="string" calcext:value-type="string">
            <text:p>Legal topic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office:value-type="string" calcext:value-type="string">
            <text:p>Technology in law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office:value-type="string" calcext:value-type="string">
            <text:p>Interpersonal effectivenes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office:value-type="string" calcext:value-type="string">
            <text:p>Intrapersonal intelligen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office:value-type="string" calcext:value-type="string">
            <text:p>Leadership, business, and strategy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ics &amp; Professionalism</text:p>
          </table:table-cell>
          <table:table-cell office:value-type="string" calcext:value-type="string">
            <text:p>Ethics and professionalism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In-House Counsel</text:p>
          </table:table-cell>
          <table:table-cell office:value-type="string" calcext:value-type="string" table:number-columns-spanned="1" table:number-rows-spanned="7">
            <text:p>I am an in-house counse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Advisory</text:p>
          </table:table-cell>
          <table:table-cell office:value-type="string" calcext:value-type="string">
            <text:p>Legal topic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office:value-type="string" calcext:value-type="string">
            <text:p>Technology in law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office:value-type="string" calcext:value-type="string">
            <text:p>Interpersonal effectivenes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office:value-type="string" calcext:value-type="string">
            <text:p>Intrapersonal intelligen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office:value-type="string" calcext:value-type="string">
            <text:p>Leadership, business, and strategy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ics, Governance &amp; Compliance</text:p>
          </table:table-cell>
          <table:table-cell office:value-type="string" calcext:value-type="string">
            <text:p>Ethics, governance, and complian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Legal Support</text:p>
          </table:table-cell>
          <table:table-cell table:style-name="ce3" office:value-type="string" calcext:value-type="string" table:number-columns-spanned="1" table:number-rows-spanned="7">
            <text:p>I provide legal support servic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Operations</text:p>
          </table:table-cell>
          <table:table-cell office:value-type="string" calcext:value-type="string">
            <text:p>Operation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&amp; Information</text:p>
          </table:table-cell>
          <table:table-cell office:value-type="string" calcext:value-type="string">
            <text:p>IT skill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ministration &amp; Problem-solving</text:p>
          </table:table-cell>
          <table:table-cell office:value-type="string" calcext:value-type="string">
            <text:p>Administration and problem-solving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munication &amp; Teamwork</text:p>
          </table:table-cell>
          <table:table-cell office:value-type="string" calcext:value-type="string">
            <text:p>Communication and teamwork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rofessionalism &amp; Service</text:p>
          </table:table-cell>
          <table:table-cell office:value-type="string" calcext:value-type="string">
            <text:p>Professionalism and servi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5:32:15.594288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6:22:46.908438362</dc:date>
    <meta:editing-duration>PT1H29M31S</meta:editing-duration>
    <meta:editing-cycles>9</meta:editing-cycles>
    <meta:generator>LibreOffice/5.2.2.2$Linux_X86_64 LibreOffice_project/20m0$Build-2</meta:generator>
    <meta:document-statistic meta:table-count="1" meta:cell-count="77" meta:object-count="0"/>
  </office:meta>
</office:document-meta>
</file>